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3">
      <style:text-properties fo:font-weight="normal" style:font-weight-asian="normal" style:font-weight-complex="normal"/>
    </style:style>
    <style:style style:name="P5" style:family="paragraph" style:parent-style-name="Standard" style:list-style-name="L5">
      <style:text-properties fo:font-weight="normal" style:font-weight-asian="normal" style:font-weight-complex="normal"/>
    </style:style>
    <style:style style:name="P6" style:family="paragraph" style:parent-style-name="Standard" style:list-style-name="L6">
      <style:text-properties fo:font-weight="normal" style:font-weight-asian="normal" style:font-weight-complex="normal"/>
    </style:style>
    <style:style style:name="P7" style:family="paragraph" style:parent-style-name="Standard" style:list-style-name="L7">
      <style:text-properties fo:font-weight="normal" style:font-weight-asian="normal" style:font-weight-complex="normal"/>
    </style:style>
    <style:style style:name="P8" style:family="paragraph" style:parent-style-name="Standard" style:list-style-name="L11">
      <style:text-properties fo:font-weight="normal" style:font-weight-asian="normal" style:font-weight-complex="normal"/>
    </style:style>
    <style:style style:name="P9" style:family="paragraph" style:parent-style-name="Standard" style:list-style-name="L12">
      <style:text-properties fo:font-weight="normal" style:font-weight-asian="normal" style:font-weight-complex="normal"/>
    </style:style>
    <style:style style:name="P10" style:family="paragraph" style:parent-style-name="Standard" style:list-style-name="L15">
      <style:text-properties fo:font-weight="normal" style:font-weight-asian="normal" style:font-weight-complex="normal"/>
    </style:style>
    <style:style style:name="P11" style:family="paragraph" style:parent-style-name="Standard" style:list-style-name="L14">
      <style:text-properties fo:font-weight="normal" fo:background-color="#ff3366" style:font-weight-asian="normal" style:font-weight-complex="normal"/>
    </style:style>
    <style:style style:name="P12" style:family="paragraph" style:parent-style-name="Standard" style:list-style-name="L14">
      <style:text-properties fo:font-weight="normal" fo:background-color="#00ff00" style:font-weight-asian="normal" style:font-weight-complex="normal"/>
    </style:style>
    <style:style style:name="P13" style:family="paragraph" style:parent-style-name="Standard" style:list-style-name="L14">
      <style:text-properties fo:background-color="#ff3366"/>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23 – Object Recognition Module.</text:p>
      <text:p text:style-name="Standard"/>
      <text:p text:style-name="P1">What's new :</text:p>
      <text:list xml:id="list1778285967" text:style-name="L15">
        <text:list-item>
          <text:p text:style-name="P10">Better and improved detection.</text:p>
        </text:list-item>
        <text:list-item>
          <text:p text:style-name="P10">Tasks now always return with success or failure. And if success, they continue to publish the robot coordinates.</text:p>
        </text:list-item>
        <text:list-item>
          <text:p text:style-name="P10">Added learnObject task</text:p>
        </text:list-item>
        <text:list-item>
          <text:p text:style-name="P10">Changed the task names according to conventions:</text:p>
          <text:list>
            <text:list-item>
              <text:p text:style-name="P10">searchObject(target=&lt;&gt;)</text:p>
            </text:list-item>
            <text:list-item>
              <text:p text:style-name="P10">trackObject(target=&lt;&gt;)</text:p>
            </text:list-item>
          </text:list>
        </text:list-item>
        <text:list-item>
          <text:p text:style-name="P10">Working with higher resolution (80% of original camera resolution) which allows better detection.</text:p>
        </text:list-item>
      </text:list>
      <text:p text:style-name="P1"/>
      <text:p text:style-name="P1">Known issues:</text:p>
      <text:list xml:id="list184787325" text:style-name="L1">
        <text:list-item>
          <text:p text:style-name="P3">Might not detect the objects from all angles, move the object around and it will be detected.</text:p>
        </text:list-item>
        <text:list-item>
          <text:p text:style-name="P3">Doesn't not gives the contour of the object.</text:p>
        </text:list-item>
        <text:list-item>
          <text:p text:style-name="P3">searchObject doens't move the head, instead, it just waists a few seconds in a loop ...</text:p>
        </text:list-item>
      </text:list>
      <text:p text:style-name="P1"/>
      <text:p text:style-name="P1">Development plan:</text:p>
      <text:list xml:id="list2019454695" text:style-name="L3">
        <text:list-item>
          <text:p text:style-name="P4">Using SVM Classifiers with sift or other features extraction algorithm</text:p>
        </text:list-item>
        <text:list-item>
          <text:p text:style-name="P4">Giving the contour of the detected objects.</text:p>
        </text:list-item>
      </text:list>
      <text:p text:style-name="P1"><text:span text:style-name="T1"/></text:p>
      <text:p text:style-name="P1"><text:span text:style-name="T1"/></text:p>
      <text:p text:style-name="P1">Capabilities:</text:p>
      <text:p text:style-name="P2"><text:s text:c="4"/>The module defines 3 tasks:</text:p>
      <text:list xml:id="list1602691425" text:style-name="L5">
        <text:list-item>
          <text:p text:style-name="P5">searchObject(target=&lt;target&gt;) (see list below for targets), this task will active-search for the target in the current robot position, with the ability to move the head in order to detect the object, if the target found, the task will return with SUCCESS, and will continue publishing on the topics, objectDetected, and objectDimensions the robot coordinates in the format x,y,width,heigh. Where x,y is the top right corner. If the robot isnt' found, the task will return with FAILURE.</text:p>
        </text:list-item>
        <text:list-item>
          <text:p text:style-name="P5">trackObject(target=&lt;target&gt;), this task will passive-search for the target in the current robot position without moving the head. Same behavior as searchObject, but doesn't move anything.</text:p>
        </text:list-item>
        <text:list-item>
          <text:p text:style-name="P5">learnObject(target=&lt;target&gt;), this task gives the use the ability to control the module and learn a new object. When called, a new window with the robot's camera will be opened, the user can select any object with the mouse starting from the <text:span text:style-name="T2">top right corner</text:span>, then pressing <text:span text:style-name="T2">enter</text:span>. By doing this, the module will learn the new object and save it under <text:span text:style-name="T2">models</text:span>/ make sure there's no another model with the same name under models otherwise it will be <text:span text:style-name="T2">overridden</text:span>!. After selecting the object and pressing enter, <text:span text:style-name="T2">move it</text:span> around in order to learn it with different angles. After moving it around in all desired angles and places, <text:span text:style-name="T2">press</text:span> <text:span text:style-name="T2">S</text:span> in the image window in order to <text:span text:style-name="T2">save it</text:span>. After that kill the task by pressing <text:span text:style-name="T2">CTRL+C</text:span>.</text:p>
        </text:list-item>
      </text:list>
      <text:p text:style-name="P1"><text:span text:style-name="T1"/></text:p>
      <text:p text:style-name="P1">How to:</text:p>
      <text:p text:style-name="P2">In order to test the task do the following:</text:p>
      <text:list xml:id="list1732526455" text:style-name="L6">
        <text:list-item>
          <text:p text:style-name="P6">run the atlas/gazebo environment:</text:p>
        </text:list-item>
      </text:list>
      <text:list xml:id="list1637609626" text:style-name="L11">
        <text:list-item>
          <text:list>
            <text:list-item>
              <text:p text:style-name="P8">roslaunch atlas_utils <text:s/>atlas.launch</text:p>
            </text:list-item>
          </text:list>
        </text:list-item>
      </text:list>
      <text:list xml:id="list1508047370" text:continue-list="list1732526455" text:style-name="L6">
        <text:list-item>
          <text:p text:style-name="P6">run the module</text:p>
        </text:list-item>
      </text:list>
      <text:list xml:id="list1802727440" text:style-name="L12">
        <text:list-item>
          <text:list>
            <text:list-item>
              <text:p text:style-name="P9">rosrun C23_ObjectRecognition c23 /multisense_sl/camera/left/image_color /multisense_sl/camera/right/image_color</text:p>
            </text:list-item>
          </text:list>
        </text:list-item>
      </text:list>
      <text:list xml:id="list1186217187" text:continue-list="list1508047370" text:style-name="L6">
        <text:list-item>
          <text:p text:style-name="P6"><text:soft-page-break/>run the task tester</text:p>
        </text:list-item>
      </text:list>
      <text:list xml:id="list347012201" text:style-name="L7">
        <text:list-item>
          <text:list>
            <text:list-item>
              <text:p text:style-name="P7">rosrun C0_RobilTask task_tester &lt;searchObject|trackObject|learnObject&gt; time=-1 arg=target=&lt;target&gt;</text:p>
            </text:list-item>
          </text:list>
        </text:list-item>
      </text:list>
      <text:p text:style-name="P2"/>
      <text:p text:style-name="P1">List of objects:</text:p>
      <text:list xml:id="list1661808760" text:style-name="L14">
        <text:list-item>
          <text:p text:style-name="P12">CAR_DRIVER</text:p>
        </text:list-item>
        <text:list-item>
          <text:p text:style-name="P12">CAR_PASSENGER</text:p>
        </text:list-item>
        <text:list-item>
          <text:p text:style-name="P12">CAR_FRONT</text:p>
        </text:list-item>
        <text:list-item>
          <text:p text:style-name="P12">CAR_REAR</text:p>
        </text:list-item>
        <text:list-item>
          <text:p text:style-name="P11">CAR_STEERING_WHEEL (needs learning)</text:p>
        </text:list-item>
        <text:list-item>
          <text:p text:style-name="P11">CAR_PEDALS <text:s/>(needs learning)</text:p>
        </text:list-item>
        <text:list-item>
          <text:p text:style-name="P11">CAR_HANDBRAKE (needs learning)</text:p>
        </text:list-item>
        <text:list-item>
          <text:p text:style-name="P11">ITEM_STANDPIPE (needs learning)</text:p>
        </text:list-item>
        <text:list-item>
          <text:p text:style-name="P13">ITEM_FIRE_HOSE (needs learning)</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l </meta:initial-creator>
    <meta:creation-date>2013-03-08T17:27:43</meta:creation-date>
    <dc:date>2013-03-08T17:49:49</dc:date>
    <dc:creator>isl </dc:creator>
    <meta:editing-duration>PT6M56S</meta:editing-duration>
    <meta:editing-cycles>3</meta:editing-cycles>
    <meta:generator>LibreOffice/3.5$Linux_X86_64 LibreOffice_project/350m1$Build-2</meta:generator>
    <meta:document-statistic meta:table-count="0" meta:image-count="0" meta:object-count="0" meta:page-count="2" meta:paragraph-count="39" meta:word-count="438" meta:character-count="671" meta:non-whitespace-character-count="2441"/>
  </office:meta>
</office:document-meta>
</file>